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架构风格和架构模式速览</text:p>
      <text:p text:style-name="Standard"/>
      <text:p text:style-name="Standard">作者 Abel Avram译者 王丽娟 发布于 2009年2月15日 下午6时52分</text:p>
      <text:p text:style-name="Standard"/>
      <text:p text:style-name="Standard">社区</text:p>
      <text:p text:style-name="Standard"><text:s text:c="4"/>Architecture</text:p>
      <text:p text:style-name="Standard">主题</text:p>
      <text:p text:style-name="Standard"><text:s text:c="4"/>消息传送,</text:p>
      <text:p text:style-name="Standard"><text:s text:c="4"/>方法论</text:p>
      <text:p text:style-name="Standard">标签</text:p>
      <text:p text:style-name="Standard"><text:s text:c="4"/>模式与实践,</text:p>
      <text:p text:style-name="Standard"><text:s text:c="4"/>事件流处理,</text:p>
      <text:p text:style-name="Standard"><text:s text:c="4"/>模式</text:p>
      <text:p text:style-name="Standard"/>
      <text:p text:style-name="Standard">应用架构指南2.0（微软模式和实践）的第6章讨论了诸如消息总线、分层架构、SOA之类的架构风格。除了这些风格，还有很多架构模式，比如插件、点对点、发布-订阅。有些作者对架构风格、模式和隐喻进行了区分。</text:p>
      <text:p text:style-name="Standard"/>
      <text:p text:style-name="Standard">什么是架构风格呢？根据应用架构指南所说，架构风格指：</text:p>
      <text:p text:style-name="Standard"/>
      <text:p text:style-name="Standard"><text:s text:c="4"/>一组原则。你可以把它看成是一组为系统家族提供抽象框架的粗粒度模式。架构风格能改进分块，还能为频繁出现的问题提供解决方案，以此促进设计重用。</text:p>
      <text:p text:style-name="Standard"/>
      <text:p text:style-name="Standard">指南的作者列出了一系列架构风格：</text:p>
      <text:p text:style-name="Standard"/>
      <text:p text:style-name="Standard"><text:s text:c="4"/>架构风格 <text:tab/>描述</text:p>
      <text:p text:style-name="Standard"><text:s text:c="4"/>客户端-服务器 <text:tab/>将系统分为两个应用，其中客户端向服务器发送服务请求。</text:p>
      <text:p text:style-name="Standard"><text:s text:c="4"/>基于组件的架构 <text:tab/>把应用设计分解为可重用的功能、逻辑组件，这些组件的位置相互透明，只暴露明确定义的通信接口。</text:p>
      <text:p text:style-name="Standard"><text:s text:c="4"/>分层架构 <text:tab/>把应用的关注点分割为堆栈组（层）。</text:p>
      <text:p text:style-name="Standard"><text:s text:c="4"/>消息总线 <text:tab/>指接收、发送消息的软件系统，消息基于一组已知格式，以便系统无需知道实际接收者就能互相通信。</text:p>
      <text:p text:style-name="Standard"><text:s text:c="4"/>N层/三层架构 <text:tab/>用与分层风格差不多一样的方式将功能划分为独立的部分，每个部分是一个层，处于完全独立的计算机上。</text:p>
      <text:p text:style-name="Standard"><text:s text:c="4"/>面向对象 <text:tab/>该架构风格是将应用或系统任务分割成单独、可重用、可自给的对象，每个对象包含数据，以及与对象相关的行为。</text:p>
      <text:p text:style-name="Standard"><text:s text:c="4"/>分离表现层 <text:tab/>将处理用户界面的逻辑从用户界面（UI）视图和用户操作的数据中分离出来。</text:p>
      <text:p text:style-name="Standard"><text:s text:c="4"/>面向服务架构（SOA） <text:tab/>是指那些利用契约和消息将功能暴露为服务、消费功能服务的应用。</text:p>
      <text:p text:style-name="Standard"/>
      <text:p text:style-name="Standard">这些架构风格分别适用于特定领域：</text:p>
      <text:p text:style-name="Standard"/>
      <text:p text:style-name="Standard"><text:s text:c="4"/>分类 <text:tab/>架构风格</text:p>
      <text:p text:style-name="Standard"><text:s text:c="4"/>通信 <text:tab/>SOA，消息总线，管道和过滤器</text:p>
      <text:p text:style-name="Standard"><text:s text:c="4"/>部署 <text:tab/>客户端/服务器，三层架构，N层架构</text:p>
      <text:p text:style-name="Standard"><text:soft-page-break/><text:s text:c="4"/>领域 <text:tab/>领域模型，网关</text:p>
      <text:p text:style-name="Standard"><text:s text:c="4"/>交互 <text:tab/>分离表现层</text:p>
      <text:p text:style-name="Standard"><text:s text:c="4"/>结构 <text:tab/>基于组件的架构，面向对象，分层架构</text:p>
      <text:p text:style-name="Standard"/>
      <text:p text:style-name="Standard">J.D. Meier从《企业架构实用指南》（由James McGovern、Scott W. Ambler、Michael E. Stevens、James Linn、Vikas Sharan、Elias K. Jo编著）一书中总结了几个要点，指出了架构风格和架构模式之间的细微差别</text:p>
      <text:p text:style-name="Standard"/>
      <text:p text:style-name="Standard"><text:s text:c="8"/>* 架构风格是系统主要的、组织性的设计。</text:p>
      <text:p text:style-name="Standard"><text:s text:c="8"/>* 架构模式从子系统或模块、及其之间的关系层次上描述了粗粒度的解决方案。</text:p>
      <text:p text:style-name="Standard"><text:s text:c="8"/>* 系统隐喻则更为概念化，比起软件工程概念，它更多地涉及现实世界的概念。</text:p>
      <text:p text:style-name="Standard"/>
      <text:p text:style-name="Standard">David Calvert在1996年给出了一份架构风格/模式的部分清单：</text:p>
      <text:p text:style-name="Standard"/>
      <text:p text:style-name="Standard"><text:s text:c="8"/>* 数据流系统——批处理，管道-过滤器。</text:p>
      <text:p text:style-name="Standard"><text:s text:c="8"/>* 调用-返回系统——主程序和子程序，面向对象系统，分层。</text:p>
      <text:p text:style-name="Standard"><text:s text:c="8"/>* 独立组件——通信过程，事件系统。</text:p>
      <text:p text:style-name="Standard"><text:s text:c="8"/>* 虚拟机——解释器，基于规则的系统。</text:p>
      <text:p text:style-name="Standard"><text:s text:c="8"/>* 以数据为中心的系统（仓库）——数据库，超文本系统，黑板。</text:p>
      <text:p text:style-name="Standard"/>
      <text:p text:style-name="Standard">其它比较现代的风格/模式还有：插件、点对点、无共享架构、表述性状态转移（REST）、前端-后端。在维基百科上有更为完整的列表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aman Wang</meta:initial-creator>
    <meta:creation-date>2009-02-19T13:08:53</meta:creation-date>
    <meta:document-statistic meta:table-count="0" meta:image-count="0" meta:object-count="0" meta:page-count="2" meta:paragraph-count="42" meta:word-count="572" meta:character-count="1379"/>
    <dc:date>2009-02-19T13:09:47</dc:date>
    <dc:creator>Seaman Wang</dc:creator>
    <meta:editing-duration>PT00H00M56S</meta:editing-duration>
    <meta:editing-cycles>1</meta:editing-cycles>
    <meta:generator>OpenOffice.org/3.0$Unix OpenOffice.org_project/300m15$Build-9379</meta:generator>
  </office:meta>
</office:document-meta>
</file>